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indent="0cm" style:auto-text-indent="false"/>
      <style:text-properties officeooo:paragraph-rsid="0045dfca"/>
    </style:style>
    <style:style style:name="P2" style:family="paragraph" style:parent-style-name="Text_20_body">
      <style:paragraph-properties fo:margin-left="0cm" fo:margin-right="0cm" fo:line-height="100%" fo:text-indent="0cm" style:auto-text-indent="false"/>
      <style:text-properties officeooo:paragraph-rsid="00516762"/>
    </style:style>
    <style:style style:name="P3" style:family="paragraph" style:parent-style-name="Text_20_body">
      <style:paragraph-properties fo:margin-left="0cm" fo:margin-right="0cm" fo:line-height="100%" fo:text-indent="0cm" style:auto-text-indent="false"/>
      <style:text-properties officeooo:paragraph-rsid="00524703"/>
    </style:style>
    <style:style style:name="P4" style:family="paragraph" style:parent-style-name="Text_20_body">
      <style:paragraph-properties fo:margin-left="0cm" fo:margin-right="0cm" fo:line-height="100%" fo:text-indent="0cm" style:auto-text-indent="false"/>
      <style:text-properties officeooo:paragraph-rsid="005b4367"/>
    </style:style>
    <style:style style:name="P5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5c1761" style:font-name-asian="Liberation Serif"/>
    </style:style>
    <style:style style:name="P6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643020" style:font-name-asian="Liberation Serif"/>
    </style:style>
    <style:style style:name="P7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6d1823" style:font-name-asian="Liberation Serif"/>
    </style:style>
    <style:style style:name="P8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20adab" officeooo:paragraph-rsid="006d1823" style:font-name-asian="Liberation Serif"/>
    </style:style>
    <style:style style:name="P9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06f26"/>
    </style:style>
    <style:style style:name="P10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0af9d"/>
    </style:style>
    <style:style style:name="P11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56557"/>
    </style:style>
    <style:style style:name="P12" style:family="paragraph" style:parent-style-name="Text_20_body">
      <style:text-properties style:text-position="0% 100%" officeooo:rsid="0020adab" officeooo:paragraph-rsid="00358433"/>
    </style:style>
    <style:style style:name="P13" style:family="paragraph" style:parent-style-name="Text_20_body">
      <style:text-properties style:text-position="0% 100%" officeooo:rsid="0020adab" officeooo:paragraph-rsid="004293e3"/>
    </style:style>
    <style:style style:name="P14" style:family="paragraph" style:parent-style-name="Text_20_body">
      <style:text-properties style:text-position="0% 100%" officeooo:rsid="0020adab" officeooo:paragraph-rsid="007790b1"/>
    </style:style>
    <style:style style:name="P15" style:family="paragraph" style:parent-style-name="Text_20_body">
      <style:text-properties officeooo:paragraph-rsid="002b5208"/>
    </style:style>
    <style:style style:name="P16" style:family="paragraph" style:parent-style-name="Text_20_body">
      <style:text-properties officeooo:paragraph-rsid="00358433"/>
    </style:style>
    <style:style style:name="P17" style:family="paragraph" style:parent-style-name="Text_20_body">
      <style:text-properties officeooo:paragraph-rsid="0040c7db"/>
    </style:style>
    <style:style style:name="P18" style:family="paragraph" style:parent-style-name="Text_20_body">
      <style:text-properties officeooo:paragraph-rsid="0045dfca"/>
    </style:style>
    <style:style style:name="P19" style:family="paragraph" style:parent-style-name="Text_20_body">
      <style:text-properties officeooo:paragraph-rsid="00589750"/>
    </style:style>
    <style:style style:name="P20" style:family="paragraph" style:parent-style-name="Text_20_body">
      <style:paragraph-properties fo:margin-left="1.482cm" fo:margin-right="0cm" fo:line-height="100%" fo:text-indent="0cm" style:auto-text-indent="false"/>
      <style:text-properties officeooo:paragraph-rsid="0045dfca"/>
    </style:style>
    <style:style style:name="P21" style:family="paragraph" style:parent-style-name="Text_20_body">
      <style:paragraph-properties fo:margin-left="1.482cm" fo:margin-right="0cm" fo:line-height="100%" fo:text-indent="0cm" style:auto-text-indent="false"/>
      <style:text-properties style:text-position="0% 100%" officeooo:rsid="004b8605" officeooo:paragraph-rsid="0045dfca"/>
    </style:style>
    <style:style style:name="P22" style:family="paragraph" style:parent-style-name="Heading_20_3">
      <style:text-properties officeooo:paragraph-rsid="0028c7ac"/>
    </style:style>
    <style:style style:name="P23" style:family="paragraph" style:parent-style-name="Heading_20_3">
      <style:text-properties officeooo:paragraph-rsid="00404071"/>
    </style:style>
    <style:style style:name="P24" style:family="paragraph" style:parent-style-name="Heading_20_3">
      <style:text-properties officeooo:paragraph-rsid="0045dfca"/>
    </style:style>
    <style:style style:name="P25" style:family="paragraph" style:parent-style-name="Heading_20_3">
      <style:text-properties officeooo:paragraph-rsid="007d0788"/>
    </style:style>
    <style:style style:name="P26" style:family="paragraph" style:parent-style-name="Heading_20_3">
      <style:paragraph-properties fo:margin-left="0cm" fo:margin-right="0cm" fo:line-height="100%" fo:text-indent="0cm" style:auto-text-indent="false"/>
      <style:text-properties officeooo:paragraph-rsid="0050fffd"/>
    </style:style>
    <style:style style:name="P27" style:family="paragraph" style:parent-style-name="Heading_20_3">
      <style:paragraph-properties fo:margin-left="0cm" fo:margin-right="0cm" fo:line-height="100%" fo:text-indent="0cm" style:auto-text-indent="false"/>
      <style:text-properties officeooo:paragraph-rsid="005b4367"/>
    </style:style>
    <style:style style:name="P28" style:family="paragraph" style:parent-style-name="Heading_20_3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6d1823" style:font-name-asian="Liberation Serif"/>
    </style:style>
    <style:style style:name="P29" style:family="paragraph" style:parent-style-name="Text_20_body">
      <style:text-properties style:text-position="0% 100%" style:font-name="Liberation Serif" officeooo:rsid="0040c7db" officeooo:paragraph-rsid="007790b1" style:font-name-asian="Liberation Serif"/>
    </style:style>
    <style:style style:name="P30" style:family="paragraph" style:parent-style-name="Text_20_body">
      <style:text-properties officeooo:paragraph-rsid="007e82bf"/>
    </style:style>
    <style:style style:name="P31" style:family="paragraph" style:parent-style-name="Text_20_body">
      <style:text-properties officeooo:paragraph-rsid="0086cee0"/>
    </style:style>
    <style:style style:name="P32" style:family="paragraph" style:parent-style-name="Text_20_body">
      <style:paragraph-properties fo:line-height="115%"/>
      <style:text-properties officeooo:paragraph-rsid="0087d2a6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asian="Liberation Serif"/>
    </style:style>
    <style:style style:name="T3" style:family="text">
      <style:text-properties style:font-name="Liberation Serif" officeooo:rsid="0040c7db" style:font-name-asian="Liberation Serif"/>
    </style:style>
    <style:style style:name="T4" style:family="text">
      <style:text-properties style:font-name="Liberation Serif" fo:font-size="14.1000003814697pt" fo:font-weight="bold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style:font-name="Liberation Serif" fo:font-size="14.1000003814697pt" fo:font-weight="bold" officeooo:rsid="004a0e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erif" fo:font-size="14.1000003814697pt" fo:font-weight="bold" officeooo:rsid="002a1a2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style:font-name="Liberation Serif" fo:font-size="14.1000003814697pt" fo:font-weight="bold" officeooo:rsid="00453279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style:font-name="Liberation Serif" fo:font-size="14.1000003814697pt" fo:font-weight="bold" officeooo:rsid="0045dfc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9" style:family="text">
      <style:text-properties style:font-name="Liberation Serif" fo:font-size="14.1000003814697pt" fo:font-weight="bold" officeooo:rsid="002fdf64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style:text-position="0% 100%" style:font-name="Liberation Serif" fo:font-size="14.1000003814697pt" fo:font-weight="bold" officeooo:rsid="0040407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1" style:family="text">
      <style:text-properties style:text-position="0% 100%" style:font-name="Liberation Serif" fo:font-size="14.1000003814697pt" fo:font-weight="bold" officeooo:rsid="002a1a2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2" style:family="text">
      <style:text-properties style:text-position="0% 100%" style:font-name="Liberation Serif" fo:font-size="14.1000003814697pt" fo:font-weight="bold" officeooo:rsid="0045dfc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3" style:family="text">
      <style:text-properties style:text-position="0% 100%" style:font-name="Liberation Serif" fo:font-size="14.1000003814697pt" fo:font-weight="bold" officeooo:rsid="005b4367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4" style:family="text">
      <style:text-properties style:text-position="0% 100%" style:font-name="Liberation Serif" officeooo:rsid="0020adab" style:font-name-asian="Liberation Serif"/>
    </style:style>
    <style:style style:name="T15" style:family="text">
      <style:text-properties style:text-position="0% 100%" style:font-name="Liberation Serif" officeooo:rsid="0040c7db" style:font-name-asian="Liberation Serif"/>
    </style:style>
    <style:style style:name="T16" style:family="text">
      <style:text-properties style:text-position="0% 100%" style:font-name="Liberation Serif" officeooo:rsid="004c1cf0" style:font-name-asian="Liberation Serif"/>
    </style:style>
    <style:style style:name="T17" style:family="text">
      <style:text-properties style:text-position="0% 100%" style:font-name="Liberation Serif" officeooo:rsid="00477b4e" style:font-name-asian="Liberation Serif"/>
    </style:style>
    <style:style style:name="T18" style:family="text">
      <style:text-properties style:text-position="0% 100%" style:font-name="Liberation Serif" officeooo:rsid="00524703" style:font-name-asian="Liberation Serif"/>
    </style:style>
    <style:style style:name="T19" style:family="text">
      <style:text-properties style:text-position="0% 100%" style:font-name="Liberation Serif" officeooo:rsid="005c1761" style:font-name-asian="Liberation Serif"/>
    </style:style>
    <style:style style:name="T20" style:family="text">
      <style:text-properties style:text-position="0% 100%" style:font-name="Liberation Serif" officeooo:rsid="0020adab"/>
    </style:style>
    <style:style style:name="T21" style:family="text">
      <style:text-properties style:text-position="0% 100%" style:font-name="Liberation Serif" fo:font-size="12pt" officeooo:rsid="00477b4e" style:font-name-asian="Liberation Serif" style:font-size-asian="12pt" style:font-size-complex="12pt"/>
    </style:style>
    <style:style style:name="T22" style:family="text">
      <style:text-properties style:text-position="0% 100%" style:font-name="Liberation Serif" fo:font-size="12pt" officeooo:rsid="00524703" style:font-name-asian="Liberation Serif" style:font-size-asian="12pt" style:font-size-complex="12pt"/>
    </style:style>
    <style:style style:name="T23" style:family="text">
      <style:text-properties style:text-position="0% 100%" style:font-name="Liberation Serif" fo:font-size="12pt" officeooo:rsid="0067590d" style:font-name-asian="Liberation Serif" style:font-size-asian="12pt" style:font-size-complex="12pt"/>
    </style:style>
    <style:style style:name="T24" style:family="text">
      <style:text-properties style:text-position="0% 100%" style:font-name="Liberation Serif" fo:font-size="12pt" officeooo:rsid="00477b4e" style:font-size-asian="12pt" style:font-size-complex="12pt"/>
    </style:style>
    <style:style style:name="T25" style:family="text">
      <style:text-properties style:text-position="0% 100%" officeooo:rsid="0020adab"/>
    </style:style>
    <style:style style:name="T26" style:family="text">
      <style:text-properties style:text-position="0% 100%" officeooo:rsid="00477b4e"/>
    </style:style>
    <style:style style:name="T27" style:family="text">
      <style:text-properties style:text-position="0% 100%" officeooo:rsid="004b8605"/>
    </style:style>
    <style:style style:name="T28" style:family="text">
      <style:text-properties style:text-position="0% 100%" officeooo:rsid="004c1cf0"/>
    </style:style>
    <style:style style:name="T29" style:family="text">
      <style:text-properties style:text-position="0% 100%" officeooo:rsid="004ed4ae"/>
    </style:style>
    <style:style style:name="T30" style:family="text">
      <style:text-properties officeooo:rsid="002fdf64"/>
    </style:style>
    <style:style style:name="T31" style:family="text">
      <style:text-properties officeooo:rsid="003017e5"/>
    </style:style>
    <style:style style:name="T32" style:family="text">
      <style:text-properties officeooo:rsid="0038a65c"/>
    </style:style>
    <style:style style:name="T33" style:family="text">
      <style:text-properties officeooo:rsid="0039769f"/>
    </style:style>
    <style:style style:name="T34" style:family="text">
      <style:text-properties officeooo:rsid="003a60a6"/>
    </style:style>
    <style:style style:name="T35" style:family="text">
      <style:text-properties officeooo:rsid="003c3df2"/>
    </style:style>
    <style:style style:name="T36" style:family="text">
      <style:text-properties officeooo:rsid="003d969e"/>
    </style:style>
    <style:style style:name="T37" style:family="text">
      <style:text-properties officeooo:rsid="003f085f"/>
    </style:style>
    <style:style style:name="T38" style:family="text">
      <style:text-properties officeooo:rsid="003f7c2f"/>
    </style:style>
    <style:style style:name="T39" style:family="text">
      <style:text-properties officeooo:rsid="00477b4e"/>
    </style:style>
    <style:style style:name="T40" style:family="text">
      <style:text-properties officeooo:rsid="0020adab"/>
    </style:style>
    <style:style style:name="T41" style:family="text">
      <style:text-properties officeooo:rsid="005c1761"/>
    </style:style>
    <style:style style:name="T42" style:family="text">
      <style:text-properties fo:color="#000000"/>
    </style:style>
    <style:style style:name="T43" style:family="text">
      <style:text-properties fo:color="#158466"/>
    </style:style>
    <style:style style:name="T44" style:family="text">
      <style:text-properties officeooo:rsid="007e8e7d"/>
    </style:style>
    <style:style style:name="T45" style:family="text">
      <style:text-properties style:font-name="Liberation Serif" style:font-name-asian="Liberation Serif"/>
    </style:style>
    <style:style style:name="T46" style:family="text">
      <style:text-properties style:font-name="Liberation Serif" officeooo:rsid="002fdf64" style:font-name-asian="Liberation Serif"/>
    </style:style>
    <style:style style:name="T47" style:family="text">
      <style:text-properties officeooo:rsid="008c4b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3"><text:span text:style-name="T6">super().__init__()的用法</text:span><text:span text:style-name="T2">：</text:span></text:h>
      <text:p text:style-name="P32"><text:span text:style-name="Source_20_Text"><text:span text:style-name="T2"><text:s text:c="4"/>• 如果子类B和父类A，都写了init方法，那么A的init方法就会被B覆盖。想调用A的init方法需要用super去调用。</text:span></text:span></text:p>
      <text:p text:style-name="P31"><text:s text:c="4"/>• super() 函数是用于调用父类函数的一个方法<text:span text:style-name="T30">。</text:span></text:p>
      <text:p text:style-name="P30"><text:s text:c="4"/>• 在<text:span text:style-name="T44">p</text:span>ython2中，super()的完整用法是super(自己类名，self)，<text:span text:style-name="T30">而</text:span><text:span text:style-name="T44">p</text:span><text:span text:style-name="T30">ython3中可以简写为super()。</text:span></text:p>
      <text:h text:style-name="P22" text:outline-level="3"><text:span text:style-name="T5">_</text:span><text:span text:style-name="T6">init_.py文件</text:span><text:span text:style-name="T2">：</text:span></text:h>
      <text:p text:style-name="P16"><text:s text:c="4"/>• 一个python项目，里面的每一个文件夹都可以认为是一个package，而每一个.py文件被认为是一个module。当你新建一个<text:span text:style-name="T32">p</text:span>ython <text:span text:style-name="T33">p</text:span>ackage的时候，需要创建一个<text:span text:style-name="T25">_</text:span><text:span text:style-name="T1">_init_</text:span><text:span text:style-name="T20">_</text:span><text:span text:style-name="T1">.py</text:span>文件。这个_init_.py文件可以看作这个package的初始化文件<text:span text:style-name="T30">。</text:span></text:p>
      <text:p text:style-name="P15"><text:s text:c="4"/>• 当我们从一个package里面调用东西的时候，该__init__.py文件内的代码会被首先执行<text:span text:style-name="T31">。</text:span></text:p>
      <text:p text:style-name="P19"><text:s text:c="4"/>• 如果<text:span text:style-name="T34">package</text:span><text:span text:style-name="T36">的</text:span>__init__.py文件中已经import<text:span text:style-name="T35">了该package</text:span>的module，调用<text:span text:style-name="T37">该</text:span>package<text:span text:style-name="T37">的module</text:span>时，<text:span text:style-name="T38">就</text:span>不再需要手动导入各个module。</text:p>
      <text:p text:style-name="P12"><text:s text:c="4"/>• __init__.py中还有一个重要的变量，__all__, 它用来将模块全部导入。</text:p>
      <text:h text:style-name="P23" text:outline-level="3"><text:span text:style-name="T10">f"{}"</text:span><text:span text:style-name="T11">方法</text:span><text:span text:style-name="T14">：</text:span></text:h>
      <text:p text:style-name="P17"><text:span text:style-name="T14"><text:s text:c="4"/>• 例子</text:span><text:span text:style-name="T15">：</text:span></text:p>
      <text:p text:style-name="P12"><text:tab/><text:tab/>x = 1111</text:p>
      <text:p text:style-name="P13"><text:tab/><text:tab/>f'-----{x}-----'</text:p>
      <text:p text:style-name="P12"><text:tab/><text:tab/>输出是：'-----1111-----'</text:p>
      <text:h text:style-name="P24" text:outline-level="3"><text:span text:style-name="T6">函数装饰</text:span><text:span text:style-name="T8">器</text:span><text:span text:style-name="T2">：</text:span></text:h>
      <text:p text:style-name="P18"><text:span text:style-name="T25"><text:s text:c="4"/>• </text:span><text:span text:style-name="T26">@标识符：@</text:span><text:span text:style-name="T27">放在一个函数开始定义的地方，它就像一顶帽子一样戴在这个函数的头上</text:span><text:span text:style-name="T29">，</text:span><text:span text:style-name="T27">和这个函数绑定在一起。在我们调用这个函数的时候，第一件事并不是执行这个函数，而是将这个函数做为参数传入它头顶上这顶帽子，这顶帽子我们称之为装饰函数或装饰器。</text:span></text:p>
      <text:p text:style-name="P18"><text:span text:style-name="T27">例子</text:span><text:span text:style-name="T28">：</text:span></text:p>
      <text:p text:style-name="P21">def my_decorator(func):</text:p>
      <text:p text:style-name="P21"><text:s text:c="6"/>def wrapper():</text:p>
      <text:p text:style-name="P21"><text:s text:c="13"/>print('wrapper of decorator')</text:p>
      <text:p text:style-name="P21"><text:s text:c="13"/>func()</text:p>
      <text:p text:style-name="P21"><text:s text:c="6"/>return wrapper</text:p>
      <text:p text:style-name="P21">@my_decorator</text:p>
      <text:p text:style-name="P21">def greet():</text:p>
      <text:p text:style-name="P21"><text:soft-page-break/><text:s text:c="6"/>print('hello world')</text:p>
      <text:p text:style-name="P21"/>
      <text:p text:style-name="P21">greet()</text:p>
      <text:p text:style-name="P1"><text:span text:style-name="T27">输出</text:span><text:span text:style-name="T28">：</text:span></text:p>
      <text:p text:style-name="P21">wrapper of decorator</text:p>
      <text:p text:style-name="P20"><text:span text:style-name="T27">hello w</text:span><text:span text:style-name="T28">orld</text:span></text:p>
      <text:h text:style-name="P26" text:outline-level="3"><text:span text:style-name="T12">可变参数**kwargs</text:span><text:span text:style-name="T16">：</text:span></text:h>
      <text:p text:style-name="P2"><text:span text:style-name="T14"><text:s text:c="4"/>• </text:span><text:span text:style-name="T17">kwargs 是 keyword arguments 的缩写，表示关键字参数。** kwargs 允许我们将可变数量的关键字参数传递给 python函数。在函数中，我们在参数名称前使用双星号 ** 来表示这种类型的参数。</text:span></text:p>
      <text:p text:style-name="P3"><text:span text:style-name="T14"><text:s text:c="4"/>• 例子</text:span><text:span text:style-name="T18">：</text:span></text:p>
      <text:h text:style-name="P27" text:outline-level="3"><text:span text:style-name="T13">with...as语句</text:span><text:span text:style-name="T16">：</text:span></text:h>
      <text:p text:style-name="P4"><text:span text:style-name="T14"><text:s text:c="4"/>• python中的with...as...语句类似于try...finally...语句。当我们</text:span><text:span text:style-name="T17">要以读文件的模式打开一个文件对象时，使用Python内置的open()函数，传入文件名和标示符。然后调用read()方法可以一次读取文件的全部内容，最后一步是调用close()方法关闭文件。</text:span></text:p>
      <text:p text:style-name="P9"><text:span text:style-name="T17"><text:tab/><text:tab/><text:tab/><text:tab/>f = open('/home/</text:span><text:span text:style-name="T19">wky</text:span><text:span text:style-name="T17">/test.txt', 'r')</text:span></text:p>
      <text:p text:style-name="P11"><text:span text:style-name="Source_20_Text"><text:span text:style-name="T21"><text:tab/><text:tab/><text:tab/><text:tab/></text:span></text:span><text:span text:style-name="Source_20_Text"><text:span text:style-name="T22">print(</text:span></text:span><text:span text:style-name="Source_20_Text"><text:span text:style-name="T21">f.read()</text:span></text:span><text:span text:style-name="Source_20_Text"><text:span text:style-name="T23">)</text:span></text:span></text:p>
      <text:p text:style-name="P10"><text:span text:style-name="Source_20_Text"><text:span text:style-name="T21"><text:tab/><text:tab/><text:tab/><text:tab/></text:span></text:span><text:span text:style-name="Source_20_Text"><text:span text:style-name="T24">f.close()</text:span></text:span></text:p>
      <text:p text:style-name="P5"><text:span text:style-name="T40"><text:s text:c="4"/>• </text:span>由于文件读写时都有可能产生IOError，一旦出错，后面的f.close()就不会调用。所以，Python引入了with语句来自动帮我们调用close()方法：</text:p>
      <text:p text:style-name="P6"><text:tab/><text:tab/><text:tab/><text:tab/>with open('<text:span text:style-name="T39">/home/</text:span><text:span text:style-name="T41">wky</text:span><text:span text:style-name="T39">/test.txt</text:span>', <text:s/>'r') as f:</text:p>
      <text:p text:style-name="P5"><text:s text:c="3"/><text:tab/><text:tab/><text:tab/><text:tab/> <text:s text:c="7"/>print(f.read())</text:p>
      <text:h text:style-name="P28" text:outline-level="3"><text:span text:style-name="T16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4-18T15:09:44.550558521</dc:date>
    <meta:editing-duration>PT11H18M56S</meta:editing-duration>
    <meta:editing-cycles>115</meta:editing-cycles>
    <meta:generator>LibreOffice/6.4.7.2$Linux_X86_64 LibreOffice_project/40$Build-2</meta:generator>
    <meta:document-statistic meta:table-count="0" meta:image-count="0" meta:object-count="0" meta:page-count="2" meta:paragraph-count="40" meta:word-count="698" meta:character-count="1481" meta:non-whitespace-character-count="1303"/>
  </office:meta>
</office:document-meta>
</file>